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able_20_Heading">
      <style:paragraph-properties fo:text-align="left" style:justify-single-word="false"/>
    </style:style>
    <style:style style:name="P4" style:family="paragraph" style:parent-style-name="Table_20_Contents">
      <style:paragraph-properties fo:text-align="left" style:justify-single-word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fo:font-weight="bold" officeooo:rsid="000c7e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System Audit &amp; Monitoring Tool</text:h>
      <text:h text:style-name="Heading_20_2" text:outline-level="2">NSCS Mini-Project - Part 1 | Academic Year 2025/2026</text:h>
      <text:p text:style-name="Horizontal_20_Line"/>
      <text:h text:style-name="Heading_20_2" text:outline-level="2">Project Overview</text:h>
      <text:p text:style-name="Text_20_body">This tool is a <text:span text:style-name="T1">fully automated Linux audit and monitoring system</text:span> written in Bash shell scripting. It collects hardware and software information, generates formatted reports, sends them via email, and supports remote monitoring via SSH.</text:p>
      <text:p text:style-name="Horizontal_20_Line"/>
      <text:h text:style-name="Heading_20_2" text:outline-level="2">Project Structure</text:h>
      <text:p text:style-name="P1">sys_audit_project/<text:line-break/>├── scripts/<text:line-break/>│ <text:s text:c="2"/>├── main.sh <text:s text:c="11"/>← Entry point (run this)<text:line-break/>│ <text:s text:c="2"/>├── config.sh <text:s text:c="9"/>← All settings (email, SSH, paths)<text:line-break/>│ <text:s text:c="2"/>├── utils.sh <text:s text:c="10"/>← Shared helper functions<text:line-break/>│ <text:s text:c="2"/>├── hardware_audit.sh <text:s/>← CPU, RAM, Disk, GPU, USB, Network collection<text:line-break/>│ <text:s text:c="2"/>├── software_audit.sh <text:s/>← OS, packages, services, ports collection<text:line-break/>│ <text:s text:c="2"/>├── report.sh <text:s text:c="9"/>← Report generation (TXT, HTML, JSON)<text:line-break/>│ <text:s text:c="2"/>├── email_send.sh <text:s text:c="5"/>← Email transmission module<text:line-break/>│ <text:s text:c="2"/>├── remote_monitor.sh <text:s/>← SSH-based remote monitoring<text:line-break/>│ <text:s text:c="2"/>└── setup_cron.sh <text:s text:c="5"/>← Cron automation setup<text:line-break/>├── reports/<text:line-break/>│ <text:s text:c="2"/>├── example_short_report.txt<text:line-break/>│ <text:s text:c="2"/>└── example_full_report.txt<text:line-break/>└── README.md <text:s text:c="13"/>← This file</text:p>
      <text:p text:style-name="Horizontal_20_Line"/>
      <text:h text:style-name="Heading_20_2" text:outline-level="2">Installation Steps</text:h>
      <text:h text:style-name="Heading_20_3" text:outline-level="3">1. Clone / Copy the project</text:h>
      <text:p text:style-name="P1">sudo cp -r sys_audit_project/ /opt/sys_audit/<text:line-break/>cd /opt/sys_audit/scripts/</text:p>
      <text:h text:style-name="Heading_20_3" text:outline-level="3">2. Make all scripts executable</text:h>
      <text:p text:style-name="P1">chmod +x /opt/sys_audit/scripts/*.sh</text:p>
      <text:h text:style-name="Heading_20_3" text:outline-level="3">3. Create required directories</text:h>
      <text:p text:style-name="P1">sudo mkdir -p /var/log/sys_audit/reports<text:line-break/>sudo mkdir -p /var/log/sys_audit/logs</text:p>
      <text:h text:style-name="Heading_20_3" text:outline-level="3"><text:soft-page-break/>4. Install optional dependencies</text:h>
      <text:p text:style-name="P1"># For email sending<text:line-break/>sudo apt install msmtp mailutils -y<text:line-break/><text:line-break/># For hardware info (dmidecode requires root)<text:line-break/>sudo apt install dmidecode lsscsi usbutils pciutils -y<text:line-break/><text:line-break/># For port scanning display<text:line-break/>sudo apt install iproute2 -y <text:s text:c="2"/># provides 'ss' command</text:p>
      <text:p text:style-name="Horizontal_20_Line"/>
      <text:h text:style-name="Heading_20_2" text:outline-level="2">Configuration</text:h>
      <text:p text:style-name="Text_20_body">Edit <text:span text:style-name="T2">scripts/config.sh</text:span> before running:</text:p>
      <text:p text:style-name="P1"># Email settings<text:line-break/>EMAIL_RECIPIENT="your_email@example.com"<text:line-break/>SMTP_HOST="smtp.gmail.com"<text:line-break/>SMTP_PORT="587"<text:line-break/>SMTP_USER="your_email@gmail.com"<text:line-break/>SMTP_PASS="your_app_password" <text:s text:c="4"/># Gmail App Password<text:line-break/><text:line-break/># Remote monitoring settings<text:line-break/>REMOTE_USER="root"<text:line-break/>REMOTE_HOST="192.168.1.100" <text:s text:c="6"/># IP of remote machine<text:line-break/>REMOTE_PORT="22"<text:line-break/><text:line-break/># Alert threshold<text:line-break/>CPU_ALERT_THRESHOLD=80 <text:s text:c="11"/># Alert if CPU &gt; 80%</text:p>
      <text:h text:style-name="Heading_20_3" text:outline-level="3">Gmail App Password Setup</text:h>
      <text:list text:style-name="L1">
        <text:list-item>
          <text:p text:style-name="P2">Go to: <text:a xlink:type="simple" xlink:href="https://myaccount.google.com/apppasswords" text:style-name="Internet_20_link" text:visited-style-name="Visited_20_Internet_20_Link">https://myaccount.google.com/apppasswords</text:a></text:p>
        </text:list-item>
        <text:list-item>
          <text:p text:style-name="P2">Select App: "Mail" → Device: "Linux computer"</text:p>
        </text:list-item>
        <text:list-item>
          <text:p text:style-name="P2">Copy the 16-character password into <text:span text:style-name="T2">SMTP_PASS</text:span></text:p>
        </text:list-item>
        <text:list-item>
          <text:p text:style-name="P2"><text:span text:style-name="T1">Never use your real Gmail password in config files</text:span></text:p>
        </text:list-item>
      </text:list>
      <text:p text:style-name="Horizontal_20_Line"/>
      <text:h text:style-name="Heading_20_2" text:outline-level="2">How to Run</text:h>
      <text:h text:style-name="Heading_20_3" text:outline-level="3">Interactive Menu (recommended)</text:h>
      <text:p text:style-name="P1">sudo bash /opt/sys_audit/scripts/main.sh --menu</text:p>
      <text:h text:style-name="Heading_20_3" text:outline-level="3">Command Line - Short Report</text:h>
      <text:p text:style-name="P1">sudo bash /opt/sys_audit/scripts/main.sh --short</text:p>
      <text:h text:style-name="Heading_20_3" text:outline-level="3"><text:soft-page-break/>Command Line - Full Report</text:h>
      <text:p text:style-name="P1">sudo bash /opt/sys_audit/scripts/main.sh --full</text:p>
      <text:h text:style-name="Heading_20_3" text:outline-level="3">Setup Cron Automation</text:h>
      <text:p text:style-name="P1"># Install daily cron job (runs every day at 04:00 AM)<text:line-break/>sudo bash /opt/sys_audit/scripts/setup_cron.sh --install<text:line-break/><text:line-break/># View current cron status<text:line-break/>sudo bash /opt/sys_audit/scripts/setup_cron.sh --show<text:line-break/><text:line-break/># Remove cron job<text:line-break/>sudo bash /opt/sys_audit/scripts/setup_cron.sh --remove</text:p>
      <text:p text:style-name="Horizontal_20_Line"/>
      <text:h text:style-name="Heading_20_2" text:outline-level="2">Report Output</text:h>
      <text:p text:style-name="Text_20_body">Reports are saved in <text:span text:style-name="T2">/var/log/sys_audit/reports/</text:span> in three formats: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3">Format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T2">.txt</text:span></text:p>
          </table:table-cell>
          <table:table-cell table:style-name="Table1.B2" office:value-type="string">
            <text:p text:style-name="P4">Plain text, easy to read in terminal</text:p>
          </table:table-cell>
        </table:table-row>
        <table:table-row>
          <table:table-cell table:style-name="Table1.A2" office:value-type="string">
            <text:p text:style-name="Table_20_Contents"><text:span text:style-name="T2">.html</text:span></text:p>
          </table:table-cell>
          <table:table-cell table:style-name="Table1.B2" office:value-type="string">
            <text:p text:style-name="P4">Styled web page, open in browser</text:p>
          </table:table-cell>
        </table:table-row>
        <table:table-row>
          <table:table-cell table:style-name="Table1.A2" office:value-type="string">
            <text:p text:style-name="Table_20_Contents"><text:span text:style-name="T2">.json</text:span></text:p>
          </table:table-cell>
          <table:table-cell table:style-name="Table1.B2" office:value-type="string">
            <text:p text:style-name="P4">Machine-readable, useful for scripts</text:p>
          </table:table-cell>
        </table:table-row>
      </table:table>
      <text:p text:style-name="Text_20_body"/>
      <text:p text:style-name="Text_20_body">Filename pattern: <text:span text:style-name="T2">hostname_reporttype_YYYY-MM-DD_HH-MM-SS.ext</text:span></text:p>
      <text:p text:style-name="Text_20_body">Example: <text:span text:style-name="T2">kali-lab_full_2026-03-21_09-30-00.txt</text:span></text:p>
      <text:p text:style-name="Text_20_body">Each <text:span text:style-name="T2">.txt</text:span> report also gets a <text:span text:style-name="T2">.sha256</text:span> hash file for integrity verification.</text:p>
      <text:p text:style-name="Horizontal_20_Line"/>
      <text:h text:style-name="Heading_20_2" text:outline-level="2">SSH Remote Monitoring Setup</text:h>
      <text:h text:style-name="Heading_20_3" text:outline-level="3">Step 1: Generate SSH key pair (on your machine)</text:h>
      <text:p text:style-name="P1">sudo bash /opt/sys_audit/scripts/main.sh --menu<text:line-break/># Choose: 7) Remote Monitoring → 5) Setup SSH Key Pair</text:p>
      <text:h text:style-name="Heading_20_3" text:outline-level="3">Step 2: Copy public key to remote machine</text:h>
      <text:p text:style-name="P1">ssh-copy-id -i ~/.ssh/id_rsa.pub root@192.168.1.100</text:p>
      <text:h text:style-name="Heading_20_3" text:outline-level="3">Step 3: Test connection</text:h>
      <text:p text:style-name="P1"># From the menu: 7) Remote Monitoring → 1) Test SSH Connection</text:p>
      <text:p text:style-name="Horizontal_20_Line"/>
      <text:h text:style-name="Heading_20_2" text:outline-level="2"><text:soft-page-break/>Bonus Features Implemented</text:h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3">Feature</text:p>
            </table:table-cell>
            <table:table-cell table:style-name="Table2.B1" office:value-type="string">
              <text:p text:style-name="P3">Status</text:p>
            </table:table-cell>
          </table:table-row>
        </table:table-header-rows>
        <table:table-row>
          <table:table-cell table:style-name="Table2.A2" office:value-type="string">
            <text:p text:style-name="P4">Colorized terminal output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Interactive menu (select-style)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Log rotation (keep last 20)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Log integrity verification (sha256sum)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CPU alert system (&gt;80% threshold)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Compare two reports (diff)</text:p>
          </table:table-cell>
          <table:table-cell table:style-name="Table2.B2" office:value-type="string">
            <text:p text:style-name="P4">✅</text:p>
          </table:table-cell>
        </table:table-row>
        <table:table-row>
          <table:table-cell table:style-name="Table2.A2" office:value-type="string">
            <text:p text:style-name="P4">Multiple report formats (TXT, HTML, JSON)</text:p>
          </table:table-cell>
          <table:table-cell table:style-name="Table2.B2" office:value-type="string">
            <text:p text:style-name="P4">✅</text:p>
          </table:table-cell>
        </table:table-row>
      </table:table>
      <text:p text:style-name="Text_20_body"/>
      <text:p text:style-name="Horizontal_20_Line"/>
      <text:h text:style-name="Heading_20_2" text:outline-level="2">Security Considerations</text:h>
      <text:list text:style-name="L2">
        <text:list-item>
          <text:p text:style-name="P5">SSH uses key-based authentication (no passwords transmitted)</text:p>
        </text:list-item>
        <text:list-item>
          <text:p text:style-name="P5">msmtp uses TLS encryption for email (port 587 STARTTLS)</text:p>
        </text:list-item>
        <text:list-item>
          <text:p text:style-name="P5">Config file with passwords has permissions set to <text:span text:style-name="T2">600</text:span> (owner-only)</text:p>
        </text:list-item>
        <text:list-item>
          <text:p text:style-name="P5">SHA256 hashing detects report file tampering</text:p>
        </text:list-item>
        <text:list-item>
          <text:p text:style-name="P5">All remote commands run through encrypted SSH tunnel</text:p>
        </text:list-item>
        <text:list-item>
          <text:p text:style-name="P5">No plaintext passwords are ever transmitted over the network</text:p>
        </text:list-item>
      </text:list>
      <text:p text:style-name="Horizontal_20_Line"/>
      <text:h text:style-name="Heading_20_2" text:outline-level="2">Troubleshooting</text:h>
      <text:p text:style-name="Text_20_body"><text:span text:style-name="T1">"Permission denied" errors:</text:span></text:p>
      <text:p text:style-name="P1"># Run with sudo for hardware info access<text:line-break/>sudo bash main.sh --full</text:p>
      <text:p text:style-name="Text_20_body"><text:span text:style-name="T1">Email not sending:</text:span></text:p>
      <text:p text:style-name="P1"># Test msmtp configuration manually<text:line-break/>echo "Test" | msmtp your@email.com<text:line-break/># Check log: /var/log/sys_audit/logs/msmtp.log</text:p>
      <text:p text:style-name="Text_20_body"><text:span text:style-name="T1">SSH connection refused:</text:span></text:p>
      <text:p text:style-name="P1"># Make sure SSH is running on remote machine<text:line-break/>ssh user@remote_host "sudo systemctl start ssh"<text:line-break/># Verify key was copied correctly<text:line-break/>ssh -i ~/.ssh/id_rsa user@remote_host</text:p>
      <text:p text:style-name="Text_20_body"><text:soft-page-break/><text:span text:style-name="T1">Cron job not running:</text:span></text:p>
      <text:p text:style-name="P1"># Check cron service is active<text:line-break/>sudo systemctl status cron<text:line-break/># Check cron log<text:line-break/>tail -f /var/log/sys_audit/logs/cron_execution.log</text:p>
      <text:p text:style-name="Horizontal_20_Line"/>
      <text:h text:style-name="Heading_20_2" text:outline-level="2">Authors</text:h>
      <text:list text:style-name="L3">
        <text:list-item>
          <text:p text:style-name="P6"><text:span text:style-name="T3">Student: Fettaka Sidahmed</text:span> </text:p>
        </text:list-item>
        <text:list-item>
          <text:p text:style-name="P6"><text:span text:style-name="T1">Course:</text:span> Operating Systems - NSCS 2025/2026</text:p>
        </text:list-item>
        <text:list-item>
          <text:p text:style-name="P6"><text:span text:style-name="T1">Teacher:</text:span> Dr. BENTRAD Sassi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6T10:09:00.651961379</dc:date>
    <meta:editing-duration>PT2M48S</meta:editing-duration>
    <meta:editing-cycles>1</meta:editing-cycles>
    <meta:document-statistic meta:table-count="2" meta:image-count="0" meta:object-count="0" meta:page-count="5" meta:paragraph-count="89" meta:word-count="668" meta:character-count="4846" meta:non-whitespace-character-count="4171"/>
    <meta:generator>LibreOffice/26.2.2.2$Linux_X86_64 LibreOffice_project/620$Build-2</meta:generator>
  </office:meta>
</office:document-meta>
</file>